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7:55:09.611172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8:44:10.937901736</meta:creation-date>
    <dc:date>2024-11-21T17:55:23.949340151</dc:date>
    <meta:editing-duration>PT17H55M24S</meta:editing-duration>
    <meta:editing-cycles>27</meta:editing-cycles>
    <meta:generator>LibreOffice/24.2.7.2$Linux_X86_64 LibreOffice_project/420$Build-2</meta:generator>
    <meta:document-statistic meta:table-count="1" meta:cell-count="110" meta:object-count="0"/>
  </office:meta>
</office:document-meta>
</file>